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ructorInstantiatorTest.fails_when_null_is_passed_for_a_prim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structorInstantiatorTest.explains_when_constructor_cannot_be_fou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structorInstantiatorTest.creates_instances_of_inner_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omeClass3.SomeClass3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meClass2.SomeClass2( String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structorInstantiatorTest.creates_insta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structorInstantiatorTest.creates_instances_with_null_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structorInstantiatorTest.creates_instances_with_primitive_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ructorInstantiatorTest.creates_instances_with_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